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Footnote">
      <style:text-properties fo:language="en" fo:country="GB" officeooo:paragraph-rsid="109547eb" fo:background-color="transparent"/>
    </style:style>
    <style:style style:name="P46" style:family="paragraph" style:parent-style-name="Footnote">
      <style:text-properties officeooo:paragraph-rsid="0fa0ab6e"/>
    </style:style>
    <style:style style:name="P47" style:family="paragraph" style:parent-style-name="Footnote">
      <style:text-properties officeooo:paragraph-rsid="10a9a4d5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9" style:family="paragraph" style:parent-style-name="Standard">
      <style:paragraph-properties fo:text-align="center" style:justify-single-word="false"/>
      <style:text-properties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Footnote">
      <style:text-properties fo:language="en" fo:country="GB" officeooo:paragraph-rsid="10ada976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text-properties officeooo:rsid="0dde9a1c" officeooo:paragraph-rsid="108e66c8"/>
    </style:style>
    <style:style style:name="P79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 style:font-size-asian="12pt" style:font-size-complex="12pt"/>
    </style:style>
    <style:style style:name="T73" style:family="text">
      <style:text-properties style:font-name="Liberation Sans" fo:font-size="12pt" fo:language="en" fo:country="GB" officeooo:rsid="109aaaaa" style:font-size-asian="12pt" style:font-size-complex="12pt"/>
    </style:style>
    <style:style style:name="T74" style:family="text">
      <style:text-properties style:font-name="Liberation Sans" fo:font-size="12pt" fo:language="en" fo:country="GB" officeooo:rsid="108f7f7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fo:language="en" fo:country="GB"/>
    </style:style>
    <style:style style:name="T9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style:font-name="Liberation Sans" fo:font-size="10pt" fo:language="en" fo:country="GB" style:font-size-asian="10pt" style:font-size-complex="10pt"/>
    </style:style>
    <style:style style:name="T10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9" style:family="text">
      <style:text-properties fo:color="#000000" loext:opacity="100%" fo:language="en" fo:country="GB" officeooo:rsid="10555e93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0" style:family="text">
      <style:text-properties officeooo:rsid="105f1264"/>
    </style:style>
    <style:style style:name="T151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2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3" style:family="text">
      <style:text-properties fo:font-variant="normal" fo:text-transform="none" fo:color="#000000" loext:opacity="87%" fo:letter-spacing="normal" fo:font-style="normal" officeooo:rsid="106260b1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3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4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5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6" style:family="text">
      <style:text-properties fo:language="en" fo:country="GB" officeooo:rsid="1052c7f3"/>
    </style:style>
    <style:style style:name="T177" style:family="text">
      <style:text-properties fo:language="en" fo:country="GB" officeooo:rsid="105c8aaa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style:font-name="Liberation Sans" fo:font-size="12pt" fo:language="en" fo:country="GB" officeooo:rsid="0d1ec96e" style:font-size-asian="12pt" style:font-size-complex="12pt"/>
    </style:style>
    <style:style style:name="T203" style:family="text">
      <style:text-properties style:font-name="Liberation Sans" fo:font-size="12pt" fo:language="en" fo:country="GB" officeooo:rsid="109b8b05" style:font-size-asian="12pt" style:font-size-complex="12pt"/>
    </style:style>
    <style:style style:name="T204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style:font-name="Liberation Sans" fo:font-size="12pt" fo:language="en" fo:country="GB" officeooo:rsid="0f51b898"/>
    </style:style>
    <style:style style:name="T21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8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D4" office:value-type="string">
            <text:p text:style-name="P30"><text:span text:style-name="T72">Type the </text:span><text:span text:style-name="T73">following </text:span><text:span text:style-name="T74">three</text:span><text:span text:style-name="T72"> commands, each followed by the</text:span><text:span text:style-name="T68"> </text:span><text:span text:style-name="T75">Enter</text:span><text:span text:style-name="T72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6">Select </text:span><text:span text:style-name="Strong_20_Emphasis"><text:span text:style-name="T87">1</text:span></text:span><text:span text:style-name="T86"> Prepar</text:span><text:span text:style-name="T88">e</text:span><text:span text:style-name="T86"> installation</text:span><text:span text:style-name="T89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0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1">Boot the computer from</text:span><text:span text:style-name="T92"><text:note text:id="ftn3" text:note-class="footnote"><text:note-citation>1</text:note-citation><text:note-body><text:p text:style-name="P45"><text:span text:style-name="T93">Boot menu/Setup via one of the </text:span><text:span text:style-name="T94">f</text:span><text:span text:style-name="T93">requently used keys: </text:span><text:span text:style-name="T95">Esc</text:span><text:span text:style-name="T96">, </text:span><text:span text:style-name="T95">Delete</text:span><text:span text:style-name="T96">, </text:span><text:span text:style-name="T95">F1</text:span><text:span text:style-name="T96">, </text:span><text:span text:style-name="T95">F2</text:span><text:span text:style-name="T96">, </text:span><text:span text:style-name="T95">F9</text:span><text:span text:style-name="T96">, </text:span><text:span text:style-name="T95">F10</text:span><text:span text:style-name="T96">, </text:span><text:span text:style-name="T95">F11</text:span><text:span text:style-name="T96">, or </text:span><text:span text:style-name="T95">F12</text:span></text:p></text:note-body></text:note></text:span><text:span text:style-name="T91"> an</text:span><text:span text:style-name="T97"> </text:span><text:span text:style-name="T98"><text:user-field-get text:name="Distro">Rocky Linux</text:user-field-get></text:span><text:span text:style-name="T99"><text:s/></text:span><text:span text:style-name="T100">Desktop/</text:span><text:span text:style-name="T101">Workstation</text:span><text:span text:style-name="T100"> </text:span><text:span text:style-name="T102">L</text:span><text:span text:style-name="T103">ive</text:span><text:span text:style-name="T103"><text:note text:id="ftn4" text:note-class="footnote"><text:note-citation>2</text:note-citation><text:note-body><text:p text:style-name="P46"><text:span text:style-name="T104">From a Live USB stick you can boot and work with </text:span><text:span text:style-name="T105"><text:user-field-get text:name="Distro">Rocky Linux</text:user-field-get></text:span><text:span text:style-name="T105"><text:s/></text:span><text:span text:style-name="T104">without modifying any files on the hard drive and also allows installation of </text:span><text:span text:style-name="T105"><text:user-field-get text:name="Distro">Rocky Linux</text:user-field-get></text:span><text:span text:style-name="T105">.</text:span></text:p></text:note-body></text:note></text:span><text:span text:style-name="T91"> USB stick</text:span><text:span text:style-name="T106"><text:note text:id="ftn5" text:note-class="footnote"><text:note-citation>3</text:note-citation><text:note-body><text:p text:style-name="P47"><text:span text:style-name="T107">Create a bootable USB stick:<text:line-break/></text:span><text:span text:style-name="T108">Download </text:span><text:span text:style-name="T109">a</text:span><text:span text:style-name="T108"> </text:span><text:span text:style-name="terk_20_accent_20_voetnoot"><text:span text:style-name="T110">Rocky Linux</text:span></text:span><text:span text:style-name="T111"> </text:span><text:span text:style-name="terk_20_accent_20_voetnoot"><text:span text:style-name="T112">Desktop/Workstation Live </text:span></text:span><text:span text:style-name="terk_20_accent_20_voetnoot"><text:span text:style-name="T113">Image </text:span></text:span><text:span text:style-name="terk_20_accent_20_voetnoot"><text:span text:style-name="T110">GNOME </text:span></text:span><text:span text:style-name="T114">from</text:span><text:span text:style-name="T115"> </text:span><text:a xlink:type="simple" xlink:href="https://rockylinux.org/" text:style-name="Internet_20_link" text:visited-style-name="Visited_20_Internet_20_Link"><text:span text:style-name="T116">rockylinux.org</text:span></text:a><text:span text:style-name="T111">.</text:span><text:span text:style-name="Strong_20_Emphasis"><text:span text:style-name="T107"><text:line-break/></text:span></text:span><text:span text:style-name="T117">The next steps are described in </text:span><text:span text:style-name="Sterk_20_accent_20_voetnoot"><text:span text:style-name="T118">Linux informati</text:span></text:span><text:span text:style-name="Sterk_20_accent_20_voetnoot"><text:span text:style-name="T119">on</text:span></text:span><text:span text:style-name="T117">, which can be found at </text:span><text:a xlink:type="simple" xlink:href="https://karelzimmer.nl/en" text:style-name="Internet_20_link" text:visited-style-name="Visited_20_Internet_20_Link"><text:span text:style-name="T120">karelzimmer.nl/en</text:span></text:a><text:span text:style-name="T117">.</text:span></text:p></text:note-body></text:note></text:span><text:span text:style-name="T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1">Select</text:span><text:span text:style-name="T122"> </text:span><text:span text:style-name="Strong_20_Emphasis"><text:span text:style-name="T123">Start</text:span></text:span><text:span text:style-name="Strong_20_Emphasis"><text:span text:style-name="T124"> </text:span></text:span><text:span text:style-name="Strong_20_Emphasis"><text:span text:style-name="T125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6">Workstation</text:span></text:span><text:span text:style-name="T127"> </text:span><text:span text:style-name="T128">and press the </text:span><text:span text:style-name="T129">Enter</text:span><text:span text:style-name="T130"> </text:span><text:span text:style-name="T131">key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2">Click</text:span><text:span text:style-name="T133"> </text:span><text:span text:style-name="Strong_20_Emphasis"><text:span text:style-name="T134">Install </text:span></text:span><text:span text:style-name="Strong_20_Emphasis"><text:span text:style-name="T135">Rocky Linux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9"><text:span text:style-name="Strong_20_Emphasis"><text:span text:style-name="T71"><draw:control text:anchor-type="as-char" draw:z-index="30" draw:name="Vorm 15" draw:style-name="gr2" draw:text-style-name="P19" svg:width="0.35cm" svg:height="0.35cm" draw:control="control29"/></text:span></text:span></text:p>
          </table:table-cell>
          <table:table-cell table:style-name="_32_._5f_Installatie_5f_uitvoeren.C3" office:value-type="string">
            <text:p text:style-name="P50"><text:span text:style-name="T137">Connect to the </text:span><text:span text:style-name="T138">network</text:span><text:span text:style-name="T137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39">At</text:span><text:span text:style-name="T140"> </text:span><text:span text:style-name="Strong_20_Emphasis"><text:span text:style-name="T139">WELCOME TO ROCKY LINUX</text:span></text:span><text:span text:style-name="T141"> select language and click </text:span><text:span text:style-name="Strong_20_Emphasis"><text:span text:style-name="T142">Continue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11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46">SYSTEM</text:span></text:span><text:span text:style-name="T143"> </text:span><text:span text:style-name="T144">click</text:span><text:span text:style-name="T147"> </text:span><text:span text:style-name="Strong_20_Emphasis"><text:span text:style-name="T146">Installati</text:span></text:span><text:span text:style-name="Strong_20_Emphasis"><text:span text:style-name="T148">on Destin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><text:span text:style-name="T150">Check</text:span><text:span text:style-name="T151"> </text:span><text:span text:style-name="T152">the </text:span><text:span text:style-name="Strong_20_Emphasis"><text:span text:style-name="T153">Device Selection</text:span></text:span><text:span text:style-name="T154"> </text:span><text:span text:style-name="T155">and click </text:span><text:span text:style-name="Strong_20_Emphasis"><text:span text:style-name="T156">Done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11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46">SYSTEM</text:span></text:span><text:span text:style-name="T143"> </text:span><text:span text:style-name="T144">click</text:span><text:span text:style-name="T147"> </text:span><text:span text:style-name="Strong_20_Emphasis"><text:span text:style-name="T146">Netwerk &amp; </text:span></text:span><text:span text:style-name="Strong_20_Emphasis"><text:span text:style-name="T158">H</text:span></text:span><text:span text:style-name="Strong_20_Emphasis"><text:span text:style-name="T146">ost </text:span></text:span><text:span text:style-name="Strong_20_Emphasis"><text:span text:style-name="T158">N</text:span></text:span><text:span text:style-name="Strong_20_Emphasis"><text:span text:style-name="T146">am</text:span></text:span><text:span text:style-name="Strong_20_Emphasis"><text:span text:style-name="T158">e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1"><text:span text:style-name="T159">Enter you</text:span><text:span text:style-name="T160">r</text:span><text:span text:style-name="T161"> </text:span><text:span text:style-name="Strong_20_Emphasis"><text:span text:style-name="T162">Host </text:span></text:span><text:span text:style-name="Strong_20_Emphasis"><text:span text:style-name="T159">N</text:span></text:span><text:span text:style-name="Strong_20_Emphasis"><text:span text:style-name="T162">am</text:span></text:span><text:span text:style-name="Strong_20_Emphasis"><text:span text:style-name="T159">e</text:span></text:span><text:span text:style-name="T163"> &lt;computerna</text:span><text:span text:style-name="T164">me&gt;</text:span><text:span text:style-name="T165"> </text:span><text:span text:style-name="T159">and click </text:span><text:span text:style-name="Strong_20_Emphasis"><text:span text:style-name="T166">Apply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2"><text:span text:style-name="T167">C</text:span><text:span text:style-name="T168">li</text:span><text:span text:style-name="T167">c</text:span><text:span text:style-name="T168">k </text:span><text:span text:style-name="Strong_20_Emphasis"><text:span text:style-name="T169">Done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6" office:value-type="string">
            <text:p text:style-name="Standard"><text:span text:style-name="T170">U</text:span><text:span text:style-name="T145">nder</text:span><text:span text:style-name="T140"> </text:span><text:span text:style-name="Strong_20_Emphasis"><text:span text:style-name="T145">USER SETTINGS</text:span></text:span><text:span text:style-name="T171"> </text:span><text:span text:style-name="T172">click</text:span><text:span text:style-name="T173"> </text:span><text:span text:style-name="Strong_20_Emphasis"><text:span text:style-name="T174">User </text:span></text:span><text:span text:style-name="Strong_20_Emphasis"><text:span text:style-name="T175">C</text:span></text:span><text:span text:style-name="Strong_20_Emphasis"><text:span text:style-name="T174">reation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6" office:value-type="string">
            <text:p text:style-name="Standard"><text:span text:style-name="T176">Enter your</text:span><text:span text:style-name="T177"> </text:span><text:span text:style-name="Strong_20_Emphasis"><text:span text:style-name="T178">Full name</text:span></text:span><text:span text:style-name="T179"> </text:span><text:span text:style-name="T7">&lt;user&gt;</text:span><text:span text:style-name="T180">, <text:line-break/></text:span><text:span text:style-name="Strong_20_Emphasis"><text:span text:style-name="T178">User name</text:span></text:span><text:span text:style-name="T179"> &lt;</text:span><text:span text:style-name="T181">username&gt;</text:span><text:span text:style-name="T179">,</text:span></text:p>
            <text:p text:style-name="Standard"><text:span text:style-name="T182">check</text:span><text:span text:style-name="T183"> </text:span><text:span text:style-name="Strong_20_Emphasis"><text:span text:style-name="T184">Ma</text:span></text:span><text:span text:style-name="Strong_20_Emphasis"><text:span text:style-name="T185">ke this user administrator</text:span></text:span><text:span text:style-name="T183">,</text:span></text:p>
            <text:p text:style-name="Standard"><text:span text:style-name="T186">enter a </text:span><text:span text:style-name="Strong_20_Emphasis"><text:span text:style-name="T187">password</text:span></text:span><text:span text:style-name="T186"> twice</text:span><text:span text:style-name="T183"> </text:span><text:span text:style-name="T188">and c</text:span><text:span text:style-name="T183">li</text:span><text:span text:style-name="T189">c</text:span><text:span text:style-name="T183">k </text:span><text:span text:style-name="Strong_20_Emphasis"><text:span text:style-name="T190">Don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1">Click</text:span><text:span text:style-name="T192"> </text:span><text:span text:style-name="Strong_20_Emphasis"><text:span text:style-name="T193">Begin </text:span></text:span><text:span text:style-name="Strong_20_Emphasis"><text:span text:style-name="T194">Install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2" office:value-type="string">
            <text:p text:style-name="Standard"><text:span text:style-name="T191">Click</text:span><text:span text:style-name="T192"> </text:span><text:span text:style-name="Strong_20_Emphasis"><text:span text:style-name="T195">Finish</text:span></text:span><text:span text:style-name="Strong_20_Emphasis"><text:span text:style-name="T193"> </text:span></text:span><text:span text:style-name="Strong_20_Emphasis"><text:span text:style-name="T194">Install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<text:span text:style-name="T196">Restart the system</text:span><text:span text:style-name="T149">.</text:span></text:p>
          </table:table-cell>
        </table:table-row>
      </table:table>
      <text:p text:style-name="P54"><text:span text:style-name="Strong_20_Emphasis"><text:span text:style-name="T197"/></text:span></text:p>
      <text:list text:continue-numbering="true" text:style-name="L1">
        <text:list-item>
          <text:p text:style-name="P55"><text:span text:style-name="Strong_20_Emphasis"><text:span text:style-name="T198">Finish installation</text:span></text:span></text:p>
        </text:list-item>
      </text:list>
      <text:p text:style-name="P56"><text:span text:style-name="Strong_20_Emphasis"><text:span text:style-name="T1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99">Log in as </text:span><text:span text:style-name="T200">&lt;user&gt;</text:span><text:span text:style-name="T19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6" text:note-class="footnote"><text:note-citation>1</text:note-citation><text:note-body><text:p text:style-name="P57"><text:span text:style-name="T201">Press the Super (Windows/command/magnifier) key or click in the upper left corner.</text:span><text:span text:style-name="T201"/>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><text:span text:style-name="Strong_20_Emphasis"><text:span text:style-name="T71"/></text:span></text:p>
          </table:table-cell>
          <table:table-cell table:style-name="_33_._5f_Installatie_5f_afronden.C6" office:value-type="string">
            <text:p text:style-name="P60"><text:span text:style-name="T202">Type the </text:span><text:span text:style-name="T203">following </text:span><text:span text:style-name="T202">t</text:span><text:span text:style-name="T74">hree</text:span><text:span text:style-name="T202"> commands, each followed by the</text:span><text:span text:style-name="T68"> </text:span><text:span text:style-name="T204">Enter</text:span><text:span text:style-name="T202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6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6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6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6"><text:span text:style-name="Strong_20_Emphasis"><text:span text:style-name="T71"/></text:span></text:p>
          </table:table-cell>
          <table:table-cell table:style-name="_33_._5f_Installatie_5f_afronden.C13" office:value-type="string">
            <text:p text:style-name="P67"><text:span text:style-name="T205">Se</text:span><text:span text:style-name="T206">lect</text:span><text:span text:style-name="T205"> </text:span><text:span text:style-name="Strong_20_Emphasis"><text:span text:style-name="T207">3</text:span></text:span><text:span text:style-name="T208"> </text:span><text:span text:style-name="T209">Finish installatio</text:span><text:span text:style-name="T210">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68">Follow the instructions on the screen.</text:p>
          </table:table-cell>
        </table:table-row>
      </table:table>
      <text:p text:style-name="P56"><text:span text:style-name="Strong_20_Emphasis"><text:span text:style-name="T199"/></text:span></text:p>
      <text:list text:continue-numbering="true" text:style-name="L1">
        <text:list-item>
          <text:p text:style-name="P69"><text:span text:style-name="Strong_20_Emphasis"><text:span text:style-name="T211">S</text:span></text:span><text:span text:style-name="Strong_20_Emphasis"><text:span text:style-name="T212">et up user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3"><text:span text:style-name="T213">Log in as</text:span><text:span text:style-name="T199"> </text:span><text:span text:style-name="T200">&lt;user&gt;</text:span><text:span text:style-name="T214"><text:note text:id="ftn7" text:note-class="footnote"><text:note-citation>1</text:note-citation><text:note-body><text:p text:style-name="P74"><text:span text:style-name="T215">Login any additional </text:span><text:span text:style-name="T216">user</text:span><text:span text:style-name="T217">s </text:span><text:span text:style-name="T215">and follow the same steps.</text:span></text:p></text:note-body></text:note></text:span><text:span text:style-name="T199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7"><text:span text:style-name="Strong_20_Emphasis"><text:span text:style-name="T218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8"><text:span text:style-name="T219">Follow the welcome screens.</text:span><text:span text:style-name="T220"/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81"><text:span text:style-name="T221">Select</text:span><text:span text:style-name="T205"> </text:span><text:span text:style-name="Strong_20_Emphasis"><text:span text:style-name="T207">4</text:span></text:span><text:span text:style-name="T222"> </text:span><text:span text:style-name="T223">Set up user</text:span><text:span text:style-name="T86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7" office:value-type="string">
            <text:p text:style-name="P82">Follow the instructions on the screen.</text:p>
          </table:table-cell>
        </table:table-row>
      </table:table>
      <text:p text:style-name="P83"/>
      <text:p text:style-name="P84"/>
      <text:p text:style-name="P85"><text:span text:style-name="T224">End of checklist,</text:span><text:span text:style-name="T225"> </text:span><text:span text:style-name="T226"><text:user-field-get text:name="Distro">Rocky Linux</text:user-field-get></text:span><text:span text:style-name="T227"><text:s/></text:span><text:span text:style-name="T228">Desktop/</text:span><text:span text:style-name="T229">Workstation</text:span><text:span text:style-name="T230"> </text:span><text:span text:style-name="T224">installation is complete.</text:span></text:p>
      <text:p text:style-name="P86"/>
      <text:p text:style-name="P87"><text:span text:style-name="T231">Written</text:span><text:span text:style-name="T232"> </text:span><text:span text:style-name="T231">by</text:span><text:span text:style-name="T232"> </text:span><text:a xlink:type="simple" xlink:href="mailto:info@karelzimmer.nl?subject=Checklist%20installation%20Linux" text:style-name="Internet_20_link" text:visited-style-name="Visited_20_Internet_20_Link"><text:span text:style-name="T233">Karel Zimmer</text:span></text:a><text:span text:style-name="T234">.</text:span></text:p>
      <text:p text:style-name="P88"><text:span text:style-name="T235">License </text:span><text:span text:style-name="T236">C</text:span><text:span text:style-name="T237">C0</text:span><text:span text:style-name="T234"> 1.0 </text:span><text:span text:style-name="T23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8"><text:s/></text:span><text:span text:style-name="T23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8-11T15:23:27.226090226">11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23:27.130273795</dc:date>
    <meta:keyword>Installatie</meta:keyword>
    <meta:keyword>Checklist</meta:keyword>
    <meta:keyword>Linux</meta:keyword>
    <meta:editing-cycles>7021</meta:editing-cycles>
    <meta:editing-duration>P12DT9H50M1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493" meta:character-count="3179" meta:non-whitespace-character-count="2730"/>
    <meta:user-defined meta:name="Info 1"/>
    <meta:user-defined meta:name="Info 2"/>
    <meta:user-defined meta:name="Info 3"/>
    <meta:user-defined meta:name="Info 4"/>
  </office:meta>
</office:document-meta>
</file>